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宋体, SimSun" svg:font-family="宋体, SimSun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宋体, SimSun" style:font-name-complex="宋体, SimSun"/>
    </style:style>
    <style:style style:name="T3" style:parent-style-name="默认段落字体" style:family="text">
      <style:text-properties style:font-name="宋体, SimSun" style:font-name-complex="宋体, SimSun"/>
    </style:style>
    <style:style style:name="T4" style:parent-style-name="默认段落字体" style:family="text">
      <style:text-properties style:font-name="宋体, SimSun" style:font-name-complex="宋体, SimSun"/>
    </style:style>
    <style:style style:name="T5" style:parent-style-name="默认段落字体" style:family="text">
      <style:text-properties style:font-name="宋体, SimSun" style:font-name-complex="宋体, SimSun"/>
    </style:style>
    <style:style style:name="T6" style:parent-style-name="默认段落字体" style:family="text">
      <style:text-properties style:font-name="宋体, SimSun" style:font-name-complex="宋体, SimSun"/>
    </style:style>
    <style:style style:name="T7" style:parent-style-name="默认段落字体" style:family="text">
      <style:text-properties style:font-name="宋体, SimSun" style:font-name-complex="宋体, SimSun"/>
    </style:style>
    <style:style style:name="T8" style:parent-style-name="默认段落字体" style:family="text">
      <style:text-properties style:font-name="宋体, SimSun" style:font-name-complex="宋体, SimSun"/>
    </style:style>
    <style:style style:name="T9" style:parent-style-name="默认段落字体" style:family="text">
      <style:text-properties style:font-name="宋体, SimSun" style:font-name-complex="宋体, SimSun"/>
    </style:style>
    <style:style style:name="P10" style:parent-style-name="Standard" style:family="paragraph">
      <style:text-properties style:font-name-asian="宋体"/>
    </style:style>
    <style:style style:name="P11" style:parent-style-name="Standard" style:family="paragraph">
      <style:text-properties style:font-name-asian="宋体"/>
    </style:style>
    <style:style style:name="P12" style:parent-style-name="Standard" style:family="paragraph">
      <style:text-properties style:font-name-asian="宋体"/>
    </style:style>
    <style:style style:name="T13" style:parent-style-name="默认段落字体" style:family="text">
      <style:text-properties style:font-name="宋体, SimSun" style:font-name-complex="宋体, SimSun"/>
    </style:style>
    <style:style style:name="P14" style:parent-style-name="Standard" style:family="paragraph">
      <style:text-properties style:font-name-asian="宋体"/>
    </style:style>
    <style:style style:name="P15" style:parent-style-name="Standard" style:family="paragraph">
      <style:text-properties style:font-name-asian="宋体"/>
    </style:style>
    <style:style style:name="P16" style:parent-style-name="Standard" style:family="paragraph">
      <style:text-properties style:font-name-asian="宋体"/>
    </style:style>
    <style:style style:name="P17" style:parent-style-name="Standard" style:family="paragraph">
      <style:text-properties style:font-name-asian="宋体"/>
    </style:style>
    <style:style style:name="P18" style:parent-style-name="Standard" style:family="paragraph">
      <style:text-properties style:font-name-asian="宋体"/>
    </style:style>
    <style:style style:name="P19" style:parent-style-name="Standard" style:family="paragraph">
      <style:text-properties style:font-name-asian="宋体"/>
    </style:style>
    <style:style style:name="T20" style:parent-style-name="默认段落字体" style:family="text">
      <style:text-properties style:font-name="宋体, SimSun" style:font-name-complex="宋体, SimSun"/>
    </style:style>
  </office:automatic-styles>
  <office:body>
    <office:text text:use-soft-page-breaks="true">
      <text:p text:style-name="P1">1.<text:s/>打开终端。</text:p>
      <text:p text:style-name="Standard">2.<text:s/>在用户主目录下，新建一个目录（我们称它为“目录1<text:span text:style-name="T2">”</text:span>），名字为你的学号。（10分）</text:p>
      <text:p text:style-name="Standard">mkdir 17314141</text:p>
      <text:p text:style-name="Standard">3.<text:s/>切换到“目录1<text:span text:style-name="T3">”</text:span>。（5分）cd <text:s/>17314141</text:p>
      <text:p text:style-name="Standard">4.<text:s/>用vi编辑器新建一个shell脚本，名字为“学号_script.sh<text:span text:style-name="T4">”</text:span>，内容要求如下：提示用户输入first name和last name，最后把full<text:s/>name显示出来。（15分）</text:p>
      <text:p text:style-name="Standard">vi 17314141_script.sh <text:s/>chuangjian <text:s/>jiaoben</text:p>
      <text:p text:style-name="Standard"/>
      <text:p text:style-name="Standard">PATH=/bin:/sbin:/usr/bin:/usr/sbin:/usr/local/bin:/usr/local/sbin:~/bin</text:p>
      <text:p text:style-name="Standard">export PATH</text:p>
      <text:p text:style-name="Standard">read -p "Please input your first name: " firstname</text:p>
      <text:p text:style-name="Standard">read -p "Please input your last name: " lastname</text:p>
      <text:p text:style-name="Standard">echo -e "\nYour full name is: ${firtname} ${lastname}"</text:p>
      <text:p text:style-name="Standard">:wq <text:s/>baocun <text:s/>tuichu</text:p>
      <text:p text:style-name="Standard"/>
      <text:p text:style-name="Standard">sh 17314141_script.sh <text:s text:c="4"/>yun xing</text:p>
      <text:p text:style-name="Standard"/>
      <text:p text:style-name="Standard"/>
      <text:p text:style-name="Standard">5.<text:s/>修改“学号_script.sh<text:span text:style-name="T5">”</text:span>文件的权限，让文件拥有者有所有权限，并运行该文件。（10分）</text:p>
      <text:p text:style-name="Standard">在原来的文件修改quan xian <text:s text:c="2"/>，cha kan quanxian <text:s text:c="2"/>ls -l <text:s text:c="3"/>chmod 777 <text:s text:c="2"/>name</text:p>
      <text:p text:style-name="Standard"/>
      <text:p text:style-name="Standard"/>
      <text:p text:style-name="Standard">6.<text:s/>在“目录1<text:span text:style-name="T6">”</text:span>下新建一个名为flash的目录。插入U盘，把U盘挂载到该目录。（15分）</text:p>
      <text:p text:style-name="Standard">1 sudo fdisk -l</text:p>
      <text:p text:style-name="Standard">2 <text:s/>sudo mount -t vfat /dev/sda1 ~/173</text:p>
      <text:p text:style-name="Standard">3 cd 173</text:p>
      <text:p text:style-name="Standard">4 ls -l</text:p>
      <text:p text:style-name="Standard">7.<text:s/>用ls命令查看U盘有什么内容，并把结果输出到“目录1<text:span text:style-name="T7">”</text:span>下的文件flash.txt中。卸载U盘。查看flash.txt的内容。（10分）</text:p>
      <text:p text:style-name="Standard">1 ls -l</text:p>
      <text:p text:style-name="Standard"/>
      <text:p text:style-name="Standard">3sudo umount <text:s/>~/173</text:p>
      <text:p text:style-name="Standard">8.<text:s/>把“目录1<text:span text:style-name="T8">”</text:span>打包到用户主目录下，并通过bzip2进行压缩，打包后的文件命名为“学号.tar.bz2<text:span text:style-name="T9">”</text:span>。（10分）</text:p>
      <text:p text:style-name="P10">tar<text:s/>–jcv<text:s/>–f 111.tar.bz2 /home/h/173</text:p>
      <text:p text:style-name="P11"/>
      <text:p text:style-name="P12"/>
      <text:p text:style-name="Standard">9.<text:s/>新建一个用户，用户名为你的学号，用户主文件夹为/home/<text:span text:style-name="T13">“</text:span>你的学号”。（10分）</text:p>
      <text:p text:style-name="P14">sudo adduser q_17314141<text:s/></text:p>
      <text:p text:style-name="P15"/>
      <text:p text:style-name="P16">su<text:s/>–l q_17314141</text:p>
      <text:p text:style-name="P17"/>
      <text:p text:style-name="P18">sudo deluser q_17314141</text:p>
      <text:p text:style-name="P19"/>
      <text:soft-page-break/>
      <text:p text:style-name="Standard">10.用你的学号的用户登录，把刚才的“学号.tar.bz2<text:span text:style-name="T20">”</text:span>文件复制到当前目录下，并把它解开到当前目录下。（15分）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宋体, SimSun" svg:font-family="宋体, SimSun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style:font-name="Calibri" style:font-name-asian="宋体, SimSun" style:font-name-complex="Times New Roman" fo:font-size="10.5pt" style:font-size-asian="10.5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页眉" style:display-name="页眉" style:family="paragraph" style:paren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" style:display-name="页脚" style:family="paragraph" style:parent-style-name="Standard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Char" style:display-name="页眉 Char" style:family="text" style:parent-style-name="默认段落字体">
      <style:text-properties style:letter-kerning="true" fo:font-size="9pt" style:font-size-asian="9pt" style:font-size-complex="9pt"/>
    </style:style>
    <style:style style:name="页脚Char" style:display-name="页脚 Char" style:family="text" style:parent-style-name="默认段落字体">
      <style:text-properties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hyy</dc:creator>
    <meta:creation-date>2015-06-29T23:50:00Z</meta:creation-date>
    <dc:date>2019-05-22T12:45:00Z</dc:date>
    <meta:template xlink:href="Normal.dotm" xlink:type="simple"/>
    <meta:editing-cycles>1</meta:editing-cycles>
    <meta:editing-duration>PT14520S</meta:editing-duration>
    <meta:document-statistic meta:page-count="2" meta:paragraph-count="2" meta:word-count="170" meta:character-count="1138" meta:row-count="8" meta:non-whitespace-character-count="970"/>
  </office:meta>
</office:document-meta>
</file>